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9" style:family="paragraph" style:parent-style-name="Text_20_body">
      <style:text-properties fo:language="ru" fo:country="RU"/>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6"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8" style:family="paragraph" style:parent-style-name="First_20_line_20_indent">
      <style:text-properties officeooo:rsid="0038cae1" officeooo:paragraph-rsid="0038cae1"/>
    </style:style>
    <style:style style:name="P69" style:family="paragraph" style:parent-style-name="First_20_line_20_indent">
      <style:text-properties officeooo:rsid="003a9e10" officeooo:paragraph-rsid="003a9e10"/>
    </style:style>
    <style:style style:name="P70" style:family="paragraph" style:parent-style-name="First_20_line_20_indent">
      <style:text-properties fo:language="ru" fo:country="RU" officeooo:rsid="0038cae1" officeooo:paragraph-rsid="0038cae1"/>
    </style:style>
    <style:style style:name="P71" style:family="paragraph" style:parent-style-name="First_20_line_20_indent">
      <style:text-properties fo:language="ru" fo:country="RU" officeooo:rsid="0038cae1" officeooo:paragraph-rsid="003a9e10"/>
    </style:style>
    <style:style style:name="P72" style:family="paragraph" style:parent-style-name="First_20_line_20_indent">
      <style:text-properties fo:language="ru" fo:country="RU" officeooo:rsid="003a9e10" officeooo:paragraph-rsid="003a9e10"/>
    </style:style>
    <style:style style:name="P73" style:family="paragraph" style:parent-style-name="First_20_line_20_indent">
      <style:text-properties fo:font-size="15pt" fo:language="ru" fo:country="RU" officeooo:rsid="003a9e10" officeooo:paragraph-rsid="003a9e10" style:font-size-asian="15pt" style:font-size-complex="15pt"/>
    </style:style>
    <style:style style:name="P74" style:family="paragraph" style:parent-style-name="First_20_line_20_indent">
      <style:paragraph-properties fo:margin-left="0cm" fo:margin-right="0cm" fo:text-indent="0cm" style:auto-text-indent="false"/>
      <style:text-properties officeooo:rsid="0036b666" officeooo:paragraph-rsid="0036b666"/>
    </style:style>
    <style:style style:name="P75"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1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First_20_line_20_indent" style:list-style-name="L14"/>
    <style:style style:name="P122" style:family="paragraph" style:parent-style-name="First_20_line_20_indent" style:list-style-name="L14">
      <style:text-properties officeooo:rsid="0036b666" officeooo:paragraph-rsid="0036b666"/>
    </style:style>
    <style:style style:name="P123" style:family="paragraph" style:parent-style-name="First_20_line_20_indent" style:list-style-name="L14">
      <style:text-properties fo:language="ru" fo:country="RU" officeooo:rsid="0036b666" officeooo:paragraph-rsid="0036b666"/>
    </style:style>
    <style:style style:name="P124" style:family="paragraph" style:parent-style-name="First_20_line_20_indent" style:list-style-name="L15">
      <style:text-properties fo:language="ru" fo:country="RU" officeooo:rsid="0036b666" officeooo:paragraph-rsid="0036b666"/>
    </style:style>
    <style:style style:name="P12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26" style:family="paragraph" style:parent-style-name="Heading_20_2">
      <style:text-properties fo:language="ru" fo:country="RU"/>
    </style:style>
    <style:style style:name="P127" style:family="paragraph" style:parent-style-name="Heading_20_2">
      <style:text-properties fo:language="ru" fo:country="RU" officeooo:rsid="0042e052"/>
    </style:style>
    <style:style style:name="P128" style:family="paragraph" style:parent-style-name="Heading_20_2">
      <style:paragraph-properties fo:margin-left="0cm" fo:margin-right="0cm" fo:text-indent="0.499cm" style:auto-text-indent="false"/>
    </style:style>
    <style:style style:name="P129" style:family="paragraph" style:parent-style-name="Text_20_body" style:list-style-name="L4">
      <style:text-properties fo:language="ru" fo:country="RU"/>
    </style:style>
    <style:style style:name="P130" style:family="paragraph" style:parent-style-name="Text_20_body" style:list-style-name="L5">
      <style:text-properties fo:language="ru" fo:country="RU" officeooo:paragraph-rsid="001adbb3"/>
    </style:style>
    <style:style style:name="P131" style:family="paragraph" style:parent-style-name="Text_20_body" style:list-style-name="L6">
      <style:paragraph-properties fo:text-align="justify" style:justify-single-word="false"/>
      <style:text-properties fo:language="ru" fo:country="RU"/>
    </style:style>
    <style:style style:name="P132" style:family="paragraph" style:parent-style-name="Text_20_body" style:list-style-name="L7">
      <style:paragraph-properties fo:text-align="justify" style:justify-single-word="false"/>
      <style:text-properties fo:language="ru" fo:country="RU"/>
    </style:style>
    <style:style style:name="P133" style:family="paragraph" style:parent-style-name="Text_20_body" style:list-style-name="L8">
      <style:paragraph-properties fo:text-align="justify" style:justify-single-word="false"/>
      <style:text-properties fo:language="ru" fo:country="RU"/>
    </style:style>
    <style:style style:name="P134"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35"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3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3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8"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4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4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4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43"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1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60f80"/>
    </style:style>
    <style:style style:name="P1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16f26"/>
    </style:style>
    <style:style style:name="T92" style:family="text">
      <style:text-properties officeooo:rsid="00947595"/>
    </style:style>
    <style:style style:name="T93" style:family="text">
      <style:text-properties officeooo:rsid="00964dc0"/>
    </style:style>
    <style:style style:name="T94" style:family="text">
      <style:text-properties officeooo:rsid="009734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1"/>
      <text:p text:style-name="P16">Оригинал (недоступен, «<text:span text:style-name="T58">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28"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926015408491995613" text:style-name="L1">
        <text:list-item>
          <text:p text:style-name="P13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307161697859802077" text:style-name="L2">
        <text:list-item>
          <text:p text:style-name="P13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35"><text:soft-page-break/>Ну хорошо. Убедила. В конце-концов, можем поступить так. Вы с Флатти вернётесь обратно а я продолжу поиски здесь.</text:p>
        </text:list-item>
        <text:list-item>
          <text:p text:style-name="P13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35">Вы можете связываться со мной раз в месяц по коридору.</text:p>
        </text:list-item>
        <text:list-item>
          <text:p text:style-name="P13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35">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1064254440852065748" text:style-name="L3">
        <text:list-item>
          <text:p text:style-name="P13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3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36">Конечно оставаться. Кто ещё, кроме нас, может найти её?</text:p>
        </text:list-item>
        <text:list-item>
          <text:p text:style-name="P136">Я думал, ты не сможешь оставить Энджела и всех остальных надолго.</text:p>
        </text:list-item>
        <text:list-item>
          <text:p text:style-name="P13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37">Извини, Флаттершай, забылся.</text:p>
        </text:list-item>
        <text:list-item>
          <text:p text:style-name="P137">Та ладно, я ж не против, – возразила Эпплджек. – Не парься, Флатти. Было б хуже, если б он <text:s/>назвал меня Эпплджек на людях.</text:p>
        </text:list-item>
        <text:list-item>
          <text:p text:style-name="P137">Ты так... – запнулась Флаттершай. – Так быстро забыла свою ферму. И...</text:p>
        </text:list-item>
        <text:list-item>
          <text:p text:style-name="P13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37">Как ты можешь так говорить? – расплакалась Флаттершай.</text:p>
        </text:list-item>
        <text:list-item>
          <text:p text:style-name="P137">Эй, девушки, не ссорьтесь! Мы — одна команда! И надеюсь, останемся ею и в дальнейшем. </text:p>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37">А если нет? – Эпплджек смотрела мне мне прямо в глаза.</text:p>
          <text:p text:style-name="P137">Я молча пожал плечами. Эпплджек уверенно продолжила.</text:p>
        </text:list-item>
        <text:list-item>
          <text:p text:style-name="P13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37">Спасибо, ЭйДжей.</text:p>
        </text:list-item>
        <text:list-item>
          <text:p text:style-name="P137">Я об Эквестрии беспокоюсь. – ворчливо отозвалась Эпплджек. – Надо разобраться с этой ерундой наконец-то. И я чертовски намерена это сделать.</text:p>
          <text:p text:style-name="P137">Флаттершай пробормотала нечто, показавшееся мне знакомым.</text:p>
        </text:list-item>
        <text:list-item>
          <text:p text:style-name="P137">Флатти, ты что-то сказала? Я не расслышал.</text:p>
        </text:list-item>
        <text:list-item>
          <text:p text:style-name="P137">Намерение Изменяет Реальность.</text:p>
        </text:list-item>
        <text:list-item>
          <text:p text:style-name="P137">Эээ. А где ты слышала эту фразу, если не секрет?</text:p>
        </text:list-item>
        <text:list-item>
          <text:p text:style-name="P13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37">У меня как будто вспыхнула лампочка в мозгу. Кирпичики быстро выстраивались в целостную картину. Я ринулся в прихожую.</text:p>
        </text:list-item>
        <text:list-item>
          <text:p text:style-name="P137">Флатти, ЭйДжей, буду через час. Ждите!</text:p>
        </text:list-item>
      </text:list>
      <text:p text:style-name="P29"/>
      <text:h text:style-name="P126"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27" text:outline-level="2">Дискорд</text:h>
      <text:p text:style-name="Text_20_body"/>
      <text:p text:style-name="P39">Девушки поспешно собирались, пока я растолковывал им задачу.</text:p>
      <text:list xml:id="list7935071529066382716" text:style-name="L4">
        <text:list-item>
          <text:p text:style-name="P12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29">Это тот твой приятель, который разбился с полгода назад? – спросила Эпплджек.</text:p>
        </text:list-item>
      </text:list>
      <text:list xml:id="list6530029285935738781" text:style-name="L5">
        <text:list-item>
          <text:p text:style-name="P130">Да, это он.</text:p>
        </text:list-item>
        <text:list-item>
          <text:p text:style-name="P130">А как мы попадём в его квартиру? Там сейчас кто-то живёт? – Флаттершай прыгала на одной ноге, натягивая кед.</text:p>
        </text:list-item>
        <text:list-item>
          <text:p text:style-name="P13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0">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40">Я поднёс брелок пропуска к домофону, но дверь подъезда не открылась. Замигала красная лампочка и зажужжал зуммер.</text:p>
      <text:p text:style-name="P40">Я выругался.</text:p>
      <text:list xml:id="list8217952823111666824" text:style-name="L6">
        <text:list-item>
          <text:p text:style-name="P131">Макс, что случилось? У нас проблемы?</text:p>
        </text:list-item>
        <text:list-item>
          <text:p text:style-name="P1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472765218040052635" text:style-name="L7">
        <text:list-item>
          <text:p text:style-name="P132">Так что, будем ломать дверь? – Эпплджек критически осмотрелась, подмечая бабулек на лавочке и зевак во внутреннем скверике.</text:p>
        </text:list-item>
      </text:list>
      <text:list xml:id="list5964368755882511804" text:style-name="L8">
        <text:list-item>
          <text:p text:style-name="P133">Нет нужды. Лучше станьте-ка сзади меня так, чтобы заслонить от этих бабулек и от вооон той камеры наблюдения.</text:p>
        </text:list-item>
      </text:list>
      <text:list xml:id="list7500398064990364228" text:style-name="L9">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2">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8247456605548015047" text:style-name="L10">
        <text:list-item>
          <text:p text:style-name="P139">Девушки, заходим.</text:p>
        </text:list-item>
      </text:list>
      <text:p text:style-name="P36">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5"><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7"><text:span text:style-name="T5">Компьютер</text:span> стоял там же, где и обычно <text:span text:style-name="T1">— в личном кабинете Влада на столе у окна.</text:span></text:p>
      <text:list xml:id="list8246100383087930833" text:style-name="L11">
        <text:list-item>
          <text:p text:style-name="P140">Макс, тут окно разбито! И верёвка какая-то висит. – крикнула Флаттершай из кухни.</text:p>
        </text:list-item>
        <text:list-item>
          <text:p text:style-name="P140">Оставь, Флатти, не сейчас! – отмахнулся я.</text:p>
        </text:list-item>
      </text:list>
      <text:p text:style-name="P67">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8334491808431082314" text:style-name="L12">
        <text:list-item>
          <text:p text:style-name="P14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41">Монитор выключен. – <text:s/>раздалось из угла. Кресло с высокой спинкой повернулось, открыв нашим взорам Дискорда. </text:p>
        </text:list-item>
      </text:list>
      <text:p text:style-name="P56"><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360182385642927490" text:style-name="L13">
        <text:list-item>
          <text:p text:style-name="P142">Оп-па! – пробормотала Эпплджек. – Нежданчик!</text:p>
        </text:list-item>
      </text:list>
      <text:list xml:id="list41148959484334001" text:style-name="L14">
        <text:list-item>
          <text:p text:style-name="P143"><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2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2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23"><text:soft-page-break/>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5">В проёме дверей появилась Флаттершай.</text:p>
      <text:list xml:id="list5677819942042269302" text:style-name="L15">
        <text:list-item>
          <text:p text:style-name="P124">С кем это вы тут разговариваете?</text:p>
          <text:p text:style-name="P12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4"><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0">– Жанна, Флатти, хватайте <text:span text:style-name="T66">ноут</text:span> и на выход! Я с ним разберусь! Не теряйте вре...!</text:p>
      <text:p text:style-name="P68"><text:span text:style-name="T1">– Т</text:span><text:span text:style-name="T12">Ы</text:span><text:span text:style-name="T1"> </text:span><text:span text:style-name="T12">ИДИО</text:span><text:span text:style-name="T1">...!!!</text:span></text:p>
      <text:p text:style-name="P71">Дискорд <text:s/>зорал одновременно со мной, прикрываясь от меня руками, когда раздался оглушительный</text:p>
      <text:p text:style-name="P71">...</text:p>
      <text:p text:style-name="P73">БАХ!!!</text:p>
      <text:p text:style-name="P72">…</text:p>
      <text:p text:style-name="P69"><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54"/>
      <text:p text:style-name="P55">Включенный монитор показал схематическое изображение Селестиии, </text:p>
      <text:p text:style-name="P57">&gt;\<text:span text:style-name="T1">Привет, Селестия. Это Макс. Как себя чувствуешь?</text:span></text:p>
      <text:p text:style-name="P57">&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
      <text:p text:style-name="P58">&gt;\<text:span text:style-name="T1">Я рад, что нашёл тебя, Тия.</text:span></text:p>
      <text:p text:style-name="P58">&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9">&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9"><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0">–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1"><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61"><text:soft-page-break/><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2">– <text:span text:style-name="T1">Девочки? Я рада вас слышать. А Твайлайт нет рядом?</text:span></text:p>
      <text:p text:style-name="P63"><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3"><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3"><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66">А к</text:span>то это мычит?</text:p>
      <text:p text:style-name="P45">–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4"><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6"><text:span text:style-name="T18">– </text:span><text:span text:style-name="T27">Мы связали его. </text:span><text:span text:style-name="T1">Он нас предал. И тебя. И Эквестрию. Всех.</text:span></text:p>
      <text:p text:style-name="P65"><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67">и</text:span> непонимающее выражение <text:span text:style-name="T65">на лицах девушек </text:span>сменилось <text:span text:style-name="T67">удивлением.</text:span></text:p>
      <text:p text:style-name="P47">–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распи<text:span text:style-name="T48">#</text:span>дяй, но <text:span text:style-name="T67">чтоб</text:span> предатель... <text:span text:style-name="T67">Я о таком и не думала даже.</text:span></text:p>
      <text:p text:style-name="P48"><text:span text:style-name="T66">– </text:span>А зачем тогда ты <text:span text:style-name="T71">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68">отрицающе мотнула головой.</text:span></text:p>
      <text:p text:style-name="P50"><text:span text:style-name="T68">– </text:span>Не может Дискорд быть предателем. Он мой друг.</text:p>
      <text:p text:style-name="P50">Дискорд благодарственно замычал и закивал головой.</text:p>
      <text:p text:style-name="P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3">Дискорд завёл глаза на лоб и обречённо завыл.</text:p>
      <text:p text:style-name="P51">– Макс, постой. Дай мне поговорить с ним. <text:span text:style-name="T70">– сказала Селестия. – Не могу поверить, что Дискорд на такое пошёл.</text:span></text:p>
      <text:p text:style-name="P53"><text:span text:style-name="T70">– </text:span>Ну хорошо. Поговори. Послушаем, что он скажет.</text:p>
      <text:p text:style-name="P53">Я красноречиво <text:span text:style-name="T72">покачал</text:span> кулак <text:span text:style-name="T72">перед его носом </text:span>и вытащил кляп.</text:p>
      <text:p text:style-name="P53">...</text:p>
      <text:p text:style-name="P76"><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7"><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8"><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9"><text:soft-page-break/>Я угрожающе поднёс тряпку к лицу Дискорда.</text:p>
      <text:p text:style-name="P78"><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0">–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80">Дискорд демонстративно закрыл рот и посвистывая уставился в потолок.</text:p>
      <text:p text:style-name="P81"><text:span text:style-name="T78">Р</text:span>азговор зашёл в тупик.</text:p>
      <text:p text:style-name="P95"/>
      <text:p text:style-name="P103">На мониторе высветился текст:</text:p>
      <text:p text:style-name="P95">&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4"/>
      <text:p text:style-name="P105">Из колонок послышался лёгкий шорох.</text:p>
      <text:p text:style-name="P82">– <text:span text:style-name="T74">Дик</text:span>, сейчас не время для ссор. <text:span text:style-name="T73">– голос Селестии был мягким, но настойчивым. – Мы в одной лодке.</text:span></text:p>
      <text:p text:style-name="P83"><text:span text:style-name="T73">– </text:span>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text:span text:style-name="T75">Макс хороший. Он просто не знал, что ты тоже хороший...</text:span></text:p>
      <text:p text:style-name="P84">У Дискорда покраснели уши и он засмущался <text:span text:style-name="T76">и заворчал</text:span>.</text:p>
      <text:p text:style-name="P88">–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9"><text:span text:style-name="T76">Я </text:span>пропустил «дятла» мимо ушей.</text:p>
      <text:p text:style-name="P115">–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5"/>
      <text:p text:style-name="P116"><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16"><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17"><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17"><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6">***</text:p>
      <text:p text:style-name="P118"><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87">***</text:p>
      <text:p text:style-name="P87"/>
      <text:p text:style-name="P102"><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06">Я развязал Дискорду левую руку.</text:p>
      <text:p text:style-name="P98"><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01"><text:span text:style-name="T41">Д</text:span><text:span text:style-name="T1">искорд принялся разминать затёкшее запястье.</text:span></text:p>
      <text:p text:style-name="P97"><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9"><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00"><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06">Флаттершай покрылась пунцовыми пятнами.</text:p>
      <text:p text:style-name="P106">– Я... Мы... – тут она совсем стушевалась.</text:p>
      <text:p text:style-name="P96"><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07">Дискорд уставился на неё долгим взглядом, а потом хлопнул себя по лбу.</text:p>
      <text:p text:style-name="P108">–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09">– И что? – продолжила его мысль Эпплджек.</text:p>
      <text:p text:style-name="P109">–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09">– <text:span text:style-name="T81">И</text:span>?!!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10">– СКОЛЬКО??? – воскликнули хором я и девушки.</text:p>
      <text:p text:style-name="P111">Дискорд открыл <text:span text:style-name="T84">было </text:span>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 </text:span></text:p>
      <text:p text:style-name="P112">– На крышу!!!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3">– А толку? Куда мы с крыши денемся? – спросил я <text:span text:style-name="T86">растерянно</text:span>. <text:span text:style-name="T88">Дискорд только раздражённо зарычал в ответ.</text:span></text:p>
      <text:p text:style-name="P90">Дверь содрогнулась от мощного удара. <text:span text:style-name="T87">Послышался стук падающей штукатурки. Я сломя голову кинулся на кухню.</text:span></text:p>
      <text:p text:style-name="P91">– Развяжи меня, идиот!!! – гаркнул Дискорд.</text:p>
      <text:p text:style-name="P92">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3"><text:span text:style-name="T89">– </text:span>Д<text:span text:style-name="T90">авай</text:span> на крышу! Я догоню! – рявкнул он, освобождая вторую руку.</text:p>
      <text:p text:style-name="P92"><text:span text:style-name="T89">От второго удара дверная коробка крякнула и наполовину въехала в коридор.</text:span> </text:p>
      <text:p text:style-name="P92"><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146">Как Эпплджек и, тем более, Флаттершай, смогли вообще воспользоваться ею? Меня начало мутить от одного взгляда вниз. <text:span text:style-name="T94">Кусок стекла соскользнул с подоконника и исчез, вертясь и сверкая, в шестнадцатиэтажной бездне. </text:span>А если верёвка порвётся? <text:span text:style-name="T94">Или у меня не хватит сил, чтобы преодолеть десять метров каната, болтающегося в пропасти?</text:span></text:p>
      <text:p text:style-name="P146"><text:span text:style-name="T94">Но нет, блин, раз девушки смогли – я тоже смогу!</text:span></text:p>
      <text:p text:style-name="P144">Я посмотрел вверх, где <text:span text:style-name="T92">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145"><text:span text:style-name="T92">Д</text:span>искорд, спускаясь с крыши в квартиру, не предполагал, <text:span text:style-name="T93">что </text:span>по верёвке придётся залазить вверх. Наверняка он рассчитывал <text:span text:style-name="T94">как-то </text:span>открыть изнутри дверь и выйти через лестницу. </text:p>
      <text:p text:style-name="P119">&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4"/>
      <text:p text:style-name="P31">&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text:span><text:soft-page-break/><text:span text:style-name="T53">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8"/>
      <text:p text:style-name="P31"><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9"/>
      <text:list xml:id="list152935667182885" text:continue-list="list1064254440852065748" text:style-name="L3">
        <text:list-header>
          <text:p text:style-name="P136"/>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text:soft-page-break/>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1T15:29:35.440000000</dc:date>
    <meta:editing-duration>P18DT17H58M56S</meta:editing-duration>
    <meta:editing-cycles>117</meta:editing-cycles>
    <meta:generator>LibreOffice/4.1.2.3$Windows_x86 LibreOffice_project/40b2d7fde7e8d2d7bc5a449dc65df4d08a7dd38</meta:generator>
    <meta:document-statistic meta:table-count="0" meta:image-count="0" meta:object-count="0" meta:page-count="63" meta:paragraph-count="524" meta:word-count="36880" meta:character-count="250101" meta:non-whitespace-character-count="213368"/>
  </office:meta>
</office:document-meta>
</file>